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dee42"/>
    </style:style>
    <style:style style:name="T2" style:family="text">
      <style:text-properties officeooo:rsid="000e80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e </text:span>Néanderbal, danses de l'après histoire <text:span text:style-name="T2">( bal préhistorique)</text:span>:</text:p>
      <text:p text:style-name="Standard"/>
      <text:p text:style-name="Standard">4 musiciens tout droit venus des temps préhistoriques viennent partager leurs rituels ancestraux, avec percussions, flûtes, didjeridoo et basse. Une conteuse contemporaine les accompagne.</text:p>
      <text:p text:style-name="Standard"/>
      <text:p text:style-name="Standard">En les écoutant, il vous semblera reconnaitre la bourrée à deux temps, le slow, le métal, le free jazz ou le hip hop. Vous réaliserez alors à quel point leur musique est la source de nos courants actuels!</text:p>
      <text:p text:style-name="Standard"/>
      <text:p text:style-name="Standard">Le Néanderbal est une invitation au voyage, un bal d'initiation aux danses originelles, basé sur une théorie de la préhistoire loufoque et onirique, un concert qui vous propose de vivre une expérience physique, ravivant vôtre mémoire animale et vos pulsions célestes. Une occasion pour les danseurs de revenir à la joie pure d'être ensemble sur la terr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29T21:59:04.242505184</meta:creation-date>
    <dc:date>2025-07-29T22:00:52.134801474</dc:date>
    <meta:editing-duration>PT1M48S</meta:editing-duration>
    <meta:editing-cycles>2</meta:editing-cycles>
    <meta:generator>LibreOffice/6.4.7.2$Linux_X86_64 LibreOffice_project/40$Build-2</meta:generator>
    <meta:document-statistic meta:table-count="0" meta:image-count="0" meta:object-count="0" meta:page-count="1" meta:paragraph-count="4" meta:word-count="128" meta:character-count="808" meta:non-whitespace-character-count="684"/>
  </office:meta>
</office:document-meta>
</file>